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Book Antiqua" svg:font-family="'Book Antiqu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_20_y_20_pie">
      <style:text-properties fo:language="es" fo:country="AR"/>
    </style:style>
    <style:style style:name="P2" style:family="paragraph" style:parent-style-name="List_20_Paragraph">
      <style:text-properties style:font-name="Book Antiqua" fo:font-size="10pt" fo:language="es" fo:country="AR"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Book Antiqua" fo:font-size="11pt" fo:language="es" fo:country="AR" fo:font-weight="bold" style:font-name-asian="Book Antiqua1" style:font-size-asian="11pt" style:font-weight-asian="bold" style:font-name-complex="Book Antiqua1" style:font-size-complex="11pt" style:font-weight-complex="bold"/>
    </style:style>
    <style:style style:name="P5" style:family="paragraph" style:parent-style-name="Standard">
      <style:paragraph-properties fo:text-align="justify" style:justify-single-word="false"/>
      <style:text-properties style:font-name="Book Antiqua" fo:font-size="11pt" fo:language="es" fo:country="AR" fo:font-weight="bold" style:font-name-asian="Book Antiqua1" style:font-size-asian="11pt" style:font-weight-asian="bold" style:font-name-complex="Book Antiqua1" style:font-size-complex="11pt" style:font-weight-complex="bold"/>
    </style:style>
    <style:style style:name="P6" style:family="paragraph" style:parent-style-name="Standard">
      <style:paragraph-properties fo:text-align="justify" style:justify-single-word="false"/>
      <style:text-properties style:font-name="Book Antiqua" fo:font-size="10pt" fo:language="es" fo:country="AR" style:font-name-asian="Book Antiqua1" style:font-size-asian="10pt" style:font-name-complex="Book Antiqua1" style:font-size-complex="10pt"/>
    </style:style>
    <style:style style:name="P7" style:family="paragraph" style:parent-style-name="Standard">
      <style:paragraph-properties fo:text-align="justify" style:justify-single-word="false"/>
      <style:text-properties style:font-name="Book Antiqua" fo:font-size="10pt" fo:language="es" fo:country="AR" fo:font-weight="bold" style:font-name-asian="Book Antiqua1" style:font-size-asian="10pt" style:font-weight-asian="bold" style:font-name-complex="Book Antiqua1" style:font-size-complex="10pt" style:font-weight-complex="bold"/>
    </style:style>
    <style:style style:name="P8" style:family="paragraph" style:parent-style-name="Standard">
      <style:paragraph-properties fo:text-align="justify" style:justify-single-word="false"/>
    </style:style>
    <style:style style:name="P9" style:family="paragraph" style:parent-style-name="Standard" style:list-style-name="WWNum2">
      <style:paragraph-properties fo:text-align="justify" style:justify-single-word="false"/>
    </style:style>
    <style:style style:name="P10" style:family="paragraph" style:parent-style-name="Standard" style:list-style-name="WWNum4">
      <style:paragraph-properties fo:text-align="justify" style:justify-single-word="false"/>
    </style:style>
    <style:style style:name="P11" style:family="paragraph" style:parent-style-name="Standard" style:list-style-name="WWNum4">
      <style:paragraph-properties fo:text-align="justify" style:justify-single-word="false"/>
      <style:text-properties officeooo:paragraph-rsid="0015b1a2"/>
    </style:style>
    <style:style style:name="P12" style:family="paragraph" style:parent-style-name="Standard" style:list-style-name="WWNum4">
      <style:paragraph-properties fo:text-align="justify" style:justify-single-word="false"/>
      <style:text-properties officeooo:paragraph-rsid="0016c451"/>
    </style:style>
    <style:style style:name="P13" style:family="paragraph" style:parent-style-name="Standard">
      <loext:graphic-properties draw:fill="solid" draw:fill-color="#ffffff"/>
      <style:paragraph-properties fo:background-color="#ffffff"/>
    </style:style>
    <style:style style:name="P14" style:family="paragraph" style:parent-style-name="Standard">
      <loext:graphic-properties draw:fill="solid" draw:fill-color="#ffffff"/>
      <style:paragraph-properties fo:background-color="#ffffff"/>
      <style:text-properties officeooo:paragraph-rsid="0014c5d6"/>
    </style:style>
    <style:style style:name="P15" style:family="paragraph" style:parent-style-name="Standard" style:list-style-name="WWNum4">
      <style:paragraph-properties fo:text-align="justify" style:justify-single-word="false"/>
      <style:text-properties fo:language="es" fo:country="AR"/>
    </style:style>
    <style:style style:name="P16" style:family="paragraph" style:parent-style-name="Standard">
      <style:paragraph-properties fo:margin-left="0.4925in" fo:margin-right="0in" fo:text-align="justify" style:justify-single-word="false" fo:text-indent="0in" style:auto-text-indent="false"/>
      <style:text-properties style:font-name="Book Antiqua" fo:font-size="10pt" fo:language="es" fo:country="AR" fo:font-style="italic" style:font-name-asian="Book Antiqua1" style:font-size-asian="10pt" style:font-style-asian="italic" style:font-name-complex="Book Antiqua1" style:font-size-complex="10pt" style:font-style-complex="italic"/>
    </style:style>
    <style:style style:name="P17" style:family="paragraph" style:parent-style-name="Standard" style:master-page-name="Standard">
      <style:paragraph-properties fo:text-align="center" style:justify-single-word="false" style:page-number="auto"/>
    </style:style>
    <style:style style:name="P18" style:family="paragraph">
      <loext:graphic-properties draw:fill="solid" draw:fill-color="#ffffff"/>
      <style:paragraph-properties fo:text-align="start"/>
      <style:text-properties fo:font-size="18pt"/>
    </style:style>
    <style:style style:name="T1" style:family="text">
      <style:text-properties style:font-name="Book Antiqua" fo:font-size="11pt" fo:language="es" fo:country="AR" fo:font-weight="bold" style:font-size-asian="11pt" style:font-weight-asian="bold" style:font-size-complex="11pt" style:font-weight-complex="bold"/>
    </style:style>
    <style:style style:name="T2" style:family="text">
      <style:text-properties style:font-name="Book Antiqua" fo:font-size="10pt" style:font-size-asian="10pt" style:font-size-complex="10pt"/>
    </style:style>
    <style:style style:name="T3" style:family="text">
      <style:text-properties style:font-name="Book Antiqua" fo:font-size="10pt" officeooo:rsid="0015b1a2" style:font-size-asian="10pt" style:font-size-complex="10pt"/>
    </style:style>
    <style:style style:name="T4" style:family="text">
      <style:text-properties style:font-name="Book Antiqua" fo:font-size="10pt" fo:language="es" fo:country="AR" fo:font-weight="bold" style:font-size-asian="10pt" style:font-weight-asian="bold" style:font-size-complex="10pt" style:font-weight-complex="bold"/>
    </style:style>
    <style:style style:name="T5" style:family="text">
      <style:text-properties style:font-name="Book Antiqua" fo:font-size="10pt" fo:language="es" fo:country="AR" style:font-size-asian="10pt" style:font-size-complex="10pt"/>
    </style:style>
    <style:style style:name="T6" style:family="text">
      <style:text-properties style:font-name="Book Antiqua" fo:font-size="10pt" fo:language="es" fo:country="AR" officeooo:rsid="000e6551" style:font-size-asian="10pt" style:font-size-complex="10pt"/>
    </style:style>
    <style:style style:name="T7" style:family="text">
      <style:text-properties style:font-name="Book Antiqua" fo:font-size="10pt" fo:language="es" fo:country="AR" officeooo:rsid="0011c1ec" style:font-size-asian="10pt" style:font-size-complex="10pt"/>
    </style:style>
    <style:style style:name="T8" style:family="text">
      <style:text-properties style:font-name="Book Antiqua" fo:font-size="10pt" fo:language="es" fo:country="AR" officeooo:rsid="0012a644" style:font-size-asian="10pt" style:font-size-complex="10pt"/>
    </style:style>
    <style:style style:name="T9" style:family="text">
      <style:text-properties style:font-name="Book Antiqua" fo:font-size="10pt" fo:language="es" fo:country="AR" officeooo:rsid="0012f5d0" style:font-size-asian="10pt" style:font-size-complex="10pt"/>
    </style:style>
    <style:style style:name="T10" style:family="text">
      <style:text-properties style:font-name="Book Antiqua" fo:font-size="10pt" fo:language="es" fo:country="AR" officeooo:rsid="0014c5d6" style:font-size-asian="10pt" style:font-size-complex="10pt"/>
    </style:style>
    <style:style style:name="T11" style:family="text">
      <style:text-properties style:font-name="Book Antiqua" fo:font-size="10pt" fo:language="es" fo:country="AR" officeooo:rsid="0015b1a2" style:font-size-asian="10pt" style:font-size-complex="10pt"/>
    </style:style>
    <style:style style:name="T12" style:family="text">
      <style:text-properties style:font-name="Book Antiqua" fo:font-size="10pt" fo:language="es" fo:country="AR" officeooo:rsid="00196241" style:font-size-asian="10pt" style:font-size-complex="10pt"/>
    </style:style>
    <style:style style:name="T13" style:family="text">
      <style:text-properties style:font-name="Book Antiqua" fo:font-size="10pt" fo:language="es" fo:country="AR" officeooo:rsid="001ac2ef" style:font-size-asian="10pt" style:font-size-complex="10pt"/>
    </style:style>
    <style:style style:name="T14" style:family="text">
      <style:text-properties style:font-name="Book Antiqua" fo:font-size="10pt" fo:language="es" fo:country="AR" officeooo:rsid="001cf309" style:font-size-asian="10pt" style:font-size-complex="10pt"/>
    </style:style>
    <style:style style:name="T15" style:family="text">
      <style:text-properties style:font-name="Book Antiqua" fo:font-size="10pt" fo:language="es" fo:country="AR" fo:font-style="italic" style:text-underline-style="none" officeooo:rsid="0014c5d6" style:font-size-asian="10pt" style:font-style-asian="italic" style:font-size-complex="10pt" style:font-style-complex="italic"/>
    </style:style>
    <style:style style:name="T16" style:family="text">
      <style:text-properties style:font-name="Book Antiqua" fo:font-size="10pt" fo:language="es" fo:country="AR" fo:font-style="italic" style:text-underline-style="none" officeooo:rsid="001cf309" style:font-size-asian="10pt" style:font-style-asian="italic" style:font-size-complex="10pt" style:font-style-complex="italic"/>
    </style:style>
    <style:style style:name="T17" style:family="text">
      <style:text-properties style:font-name="Book Antiqua" fo:font-size="10pt" fo:language="es" fo:country="AR" fo:font-style="italic" style:font-size-asian="10pt" style:font-style-asian="italic" style:font-size-complex="10pt" style:font-style-complex="italic"/>
    </style:style>
    <style:style style:name="T18" style:family="text">
      <style:text-properties style:font-name="Book Antiqua" fo:font-size="10pt" fo:language="es" fo:country="AR" fo:font-style="italic" officeooo:rsid="0014c5d6" style:font-size-asian="10pt" style:font-style-asian="italic" style:font-size-complex="10pt" style:font-style-complex="italic"/>
    </style:style>
    <style:style style:name="T19" style:family="text">
      <style:text-properties style:font-name="Book Antiqua" fo:font-size="10pt" fo:language="es" fo:country="AR" fo:font-style="italic" officeooo:rsid="0015b1a2" style:font-size-asian="10pt" style:font-style-asian="italic" style:font-size-complex="10pt" style:font-style-complex="italic"/>
    </style:style>
    <style:style style:name="T20" style:family="text">
      <style:text-properties style:font-name="Book Antiqua" fo:font-size="10pt" fo:language="es" fo:country="AR" fo:font-style="italic" officeooo:rsid="001663e6" style:font-size-asian="10pt" style:font-style-asian="italic" style:font-size-complex="10pt" style:font-style-complex="italic"/>
    </style:style>
    <style:style style:name="T21" style:family="text">
      <style:text-properties style:font-name="Book Antiqua" fo:font-size="10pt" fo:language="es" fo:country="AR" fo:font-style="italic" officeooo:rsid="00196241" style:font-size-asian="10pt" style:font-style-asian="italic" style:font-size-complex="10pt" style:font-style-complex="italic"/>
    </style:style>
    <style:style style:name="T22" style:family="text">
      <style:text-properties style:font-name="Book Antiqua" fo:font-size="10pt" fo:language="es" fo:country="AR" fo:font-style="italic" officeooo:rsid="001cf309" style:font-size-asian="10pt" style:font-style-asian="italic" style:font-size-complex="10pt" style:font-style-complex="italic"/>
    </style:style>
    <style:style style:name="T23" style:family="text">
      <style:text-properties style:font-name="Book Antiqua" fo:font-size="10pt" fo:language="es" fo:country="AR" fo:font-style="normal" officeooo:rsid="0012f5d0" style:font-size-asian="10pt" style:font-style-asian="normal" style:font-size-complex="10pt" style:font-style-complex="normal"/>
    </style:style>
    <style:style style:name="T24" style:family="text">
      <style:text-properties style:font-name="Book Antiqua" fo:font-size="10pt" fo:language="es" fo:country="AR" fo:font-style="normal" officeooo:rsid="0014c5d6" style:font-size-asian="10pt" style:font-style-asian="normal" style:font-size-complex="10pt" style:font-style-complex="normal"/>
    </style:style>
    <style:style style:name="T25" style:family="text">
      <style:text-properties style:font-name="Book Antiqua" fo:font-size="10pt" fo:language="es" fo:country="AR" fo:font-style="normal" officeooo:rsid="0015b1a2" style:font-size-asian="10pt" style:font-style-asian="normal" style:font-size-complex="10pt" style:font-style-complex="normal"/>
    </style:style>
    <style:style style:name="T26" style:family="text">
      <style:text-properties style:font-name="Book Antiqua" fo:font-size="10pt" fo:language="es" fo:country="AR" fo:font-style="normal" officeooo:rsid="001663e6" style:font-size-asian="10pt" style:font-style-asian="normal" style:font-size-complex="10pt" style:font-style-complex="normal"/>
    </style:style>
    <style:style style:name="T27" style:family="text">
      <style:text-properties style:font-name="Book Antiqua" fo:font-size="10pt" fo:language="es" fo:country="AR" fo:font-style="normal" officeooo:rsid="0016c451" style:font-size-asian="10pt" style:font-style-asian="normal" style:font-size-complex="10pt" style:font-style-complex="normal"/>
    </style:style>
    <style:style style:name="T28" style:family="text">
      <style:text-properties style:font-name="Book Antiqua" fo:font-size="10pt" fo:language="es" fo:country="AR" fo:font-style="normal" officeooo:rsid="002063ab" style:font-size-asian="10pt" style:font-style-asian="normal" style:font-size-complex="10pt" style:font-style-complex="normal"/>
    </style:style>
    <style:style style:name="gr1" style:family="graphic">
      <style:graphic-properties draw:stroke="none" svg:stroke-width="0.0138in" draw:stroke-linejoin="miter" svg:stroke-linecap="butt" draw:fill="solid" draw:fill-color="#ffffff" draw:textarea-vertical-align="top" draw:auto-grow-height="false" fo:min-height="11.5965in" fo:min-width="8.067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Ninguno"><text:span text:style-name="T1">Ciclo de Charlas “Viernes en el Observatorio”</text:span></text:span></text:p>
      <text:p text:style-name="P4"/>
      <text:p text:style-name="P3"><text:span text:style-name="Ninguno"><text:span text:style-name="T1">Información sobre la charla y el disertante</text:span></text:span></text:p>
      <text:p text:style-name="P4"/>
      <text:p text:style-name="P5"/>
      <text:p text:style-name="P6"/>
      <text:p text:style-name="P7"/>
      <text:p text:style-name="P8"><text:span text:style-name="Ninguno"><text:span text:style-name="T4">A) Sobre la charla</text:span></text:span></text:p>
      <text:p text:style-name="P7"/>
      <text:list xml:id="list728880609" text:style-name="WWNum2">
        <text:list-item>
          <text:p text:style-name="P9"><text:span text:style-name="Ninguno"><text:span text:style-name="T5">Título: <text:s/></text:span></text:span><text:span text:style-name="Ninguno"><text:span text:style-name="T6">Corrientes Estelares: aquellos ríos de estrellas en la Galaxia y el Universo local.</text:span></text:span></text:p>
        </text:list-item>
      </text:list>
      <text:p text:style-name="P13"><text:span text:style-name="Ninguno"><text:span text:style-name="T5">Resumen (máximo 150 palabras):</text:span></text:span></text:p>
      <text:p text:style-name="P14"><text:span text:style-name="Ninguno"><text:span text:style-name="T7"><text:tab/>Una corrient</text:span></text:span><text:span text:style-name="Ninguno"><text:span text:style-name="T13">e</text:span></text:span><text:span text:style-name="Ninguno"><text:span text:style-name="T7"> estelar es una consecuencia de las fuerzas </text:span></text:span><text:span text:style-name="Ninguno"><text:span text:style-name="T14">gravitatorias</text:span></text:span><text:span text:style-name="Ninguno"><text:span text:style-name="T7"> de marea producidas por una galaxia sobre sus satélites (cúmulos globulares o galaxias enanas). Son un caso particular de fusión en el cual uno de los sistemas estelares es considerablemente menos masivo que el otro. El resultado consiste en que el satélite pierde estrellas que pasan a formar parte de </text:span></text:span><text:span text:style-name="Ninguno"><text:span text:style-name="T8">dos brazos de marea. </text:span></text:span><text:span text:style-name="Ninguno"><text:span text:style-name="T9">Dich</text:span></text:span><text:span text:style-name="Ninguno"><text:span text:style-name="T14">a</text:span></text:span><text:span text:style-name="Ninguno"><text:span text:style-name="T9">s estrellas comparten velocidades similares y son aceleradas casi exclusivamente por el campo gravitatorio de la galaxia anfitriona.</text:span></text:span></text:p>
      <text:p text:style-name="P14"><text:span text:style-name="Ninguno"><text:span text:style-name="T9"><text:tab/>En est</text:span></text:span><text:span text:style-name="Ninguno"><text:span text:style-name="T13">a</text:span></text:span><text:span text:style-name="Ninguno"><text:span text:style-name="T9"> charla navegaremos </text:span></text:span><text:span text:style-name="Ninguno"><text:span text:style-name="T14">algunos de los </text:span></text:span><text:span text:style-name="Ninguno"><text:span text:style-name="T22">ríos</text:span></text:span><text:span text:style-name="Ninguno"><text:span text:style-name="T14"> y </text:span></text:span><text:span text:style-name="Ninguno"><text:span text:style-name="T22">arrollos</text:span></text:span><text:span text:style-name="Ninguno"><text:span text:style-name="T9"> </text:span></text:span><text:span text:style-name="Ninguno"><text:span text:style-name="T23">de estrellas</text:span></text:span><text:span text:style-name="Ninguno"><text:span text:style-name="T9"> de la Vía Láctea y alrededores. </text:span></text:span><text:span text:style-name="Ninguno"><text:span text:style-name="T10">E</text:span></text:span><text:span text:style-name="Ninguno"><text:span text:style-name="T8">l estudio de las corrientes estelares comenzó con </text:span></text:span><text:span text:style-name="Ninguno"><text:span text:style-name="T12">el</text:span></text:span><text:span text:style-name="Ninguno"><text:span text:style-name="T8"> descubrimiento de </text:span></text:span><text:span text:style-name="Ninguno"><text:span text:style-name="T9">la corriente Arcturus (1971), seguido de la espectacular corriente de Sagitario (1994), </text:span></text:span><text:span text:style-name="Ninguno"><text:span text:style-name="T10">que envuelve más de una vez a nuestra Galaxia.</text:span></text:span><text:span text:style-name="Ninguno"><text:span text:style-name="T9"> <text:s/>Repasaremos el </text:span></text:span><text:span text:style-name="Ninguno"><text:span text:style-name="T12">icónico</text:span></text:span><text:span text:style-name="Ninguno"><text:span text:style-name="T9"> “Field of streams” de Belokurov (</text:span></text:span><text:span text:style-name="Ninguno"><text:span text:style-name="T10">2006) </text:span></text:span><text:span text:style-name="Ninguno"><text:span text:style-name="T24">para llegar, en tiempos del telescopio espacial Gaia, </text:span></text:span><text:span text:style-name="Ninguno"><text:span text:style-name="T25">a </text:span></text:span><text:span text:style-name="Ninguno"><text:span text:style-name="T24">alrededor de 100 corrientes estelares descubiertas en la Galaxia hasta el momento</text:span></text:span><text:span text:style-name="Ninguno"><text:span text:style-name="T18">. Además se mostrarán ejemplos de corrientes extragalácticas </text:span></text:span><text:span text:style-name="Ninguno"><text:span text:style-name="T21">así como</text:span></text:span><text:span text:style-name="Ninguno"><text:span text:style-name="T18"> implicaciones </text:span></text:span><text:span text:style-name="Ninguno"><text:span text:style-name="T21">de las corrientes en </text:span></text:span><text:span text:style-name="Ninguno"><text:span text:style-name="T18">el estudio del campo gravitatorio </text:span></text:span><text:span text:style-name="Ninguno"><text:span text:style-name="T21">Galáctico </text:span></text:span><text:span text:style-name="Ninguno"><text:span text:style-name="T18">y </text:span></text:span><text:span text:style-name="Ninguno"><text:span text:style-name="T21">en</text:span></text:span><text:span text:style-name="Ninguno"><text:span text:style-name="T18"> la composición de la materia oscura.</text:span></text:span></text:p>
      <text:p text:style-name="P7"/>
      <text:list xml:id="list173759314901787" text:continue-numbering="true" text:style-name="WWNum2">
        <text:list-item>
          <text:p text:style-name="P9"><text:span text:style-name="Ninguno"><text:span text:style-name="T5">Requerimientos específicos (opcional): <text:s/>-</text:span></text:span></text:p>
        </text:list-item>
      </text:list>
      <text:p text:style-name="P7"/>
      <text:p text:style-name="P7"/>
      <text:p text:style-name="P8"><text:span text:style-name="Ninguno"><text:span text:style-name="T4">B) Sobre el disertante</text:span></text:span></text:p>
      <text:p text:style-name="P7"/>
      <text:list xml:id="list1505249588" text:style-name="WWNum4">
        <text:list-item>
          <text:p text:style-name="P10"><text:span text:style-name="Ninguno"><text:span text:style-name="T5">Nombre completo: <text:s/></text:span></text:span><text:span text:style-name="Ninguno"><text:span text:style-name="T11">Martín Federico Mestre</text:span></text:span></text:p>
        </text:list-item>
      </text:list>
      <text:p text:style-name="P7"/>
      <text:list xml:id="list173758624051336" text:continue-numbering="true" text:style-name="WWNum4">
        <text:list-item>
          <text:p text:style-name="P10"><text:span text:style-name="Ninguno"><text:span text:style-name="T5">Título máximo: <text:s text:c="2"/></text:span></text:span><text:span text:style-name="Ninguno"><text:span text:style-name="T11">Dr. en Astronomía</text:span></text:span></text:p>
        </text:list-item>
      </text:list>
      <text:p text:style-name="P7"/>
      <text:list xml:id="list173757544622076" text:continue-numbering="true" text:style-name="WWNum4">
        <text:list-item>
          <text:p text:style-name="P10"><text:span text:style-name="Ninguno"><text:span text:style-name="T5">Afiliación / posición actual: <text:s/></text:span></text:span><text:span text:style-name="Ninguno"><text:span text:style-name="T11">Investigador asistente del Instituto de Astrofísica de La Plata (CONICET-UNLP). Ayudante diplomado de Análisis numérico I (FCAGLP).</text:span></text:span></text:p>
        </text:list-item>
      </text:list>
      <text:p text:style-name="P6"/>
      <text:list xml:id="list173758908897359" text:continue-numbering="true" text:style-name="WWNum4">
        <text:list-item>
          <text:p text:style-name="P10"><text:span text:style-name="Ninguno"><text:span text:style-name="T5">Teléfono de contacto (preferentemente celular): <text:s/></text:span></text:span><text:span text:style-name="Ninguno"><text:span text:style-name="T11">221 595 5957</text:span></text:span></text:p>
        </text:list-item>
      </text:list>
      <text:p text:style-name="P2"/>
      <text:list xml:id="list173757482640027" text:continue-numbering="true" text:style-name="WWNum4">
        <text:list-item>
          <text:p text:style-name="P15"><text:span text:style-name="T2">Email: </text:span><text:span text:style-name="T3">mmestre@fcaglp.unlp.edu.ar</text:span></text:p>
        </text:list-item>
      </text:list>
      <text:p text:style-name="P7"/>
      <text:list xml:id="list173759437097524" text:continue-numbering="true" text:style-name="WWNum4">
        <text:list-item>
          <text:p text:style-name="P10"><text:span text:style-name="Ninguno"><text:span text:style-name="T5">Breve reseña de antecedentes académicos (máximo 250 palabras): </text:span></text:span></text:p>
          <text:p text:style-name="P12"><text:span text:style-name="Ninguno"><text:span text:style-name="T26">He cursado estudios de grado (2006) y posgrado (2012) en la FCAGLP, trabajando en difusión caótica en sistemas hamiltonianos. Beca de doctorado </text:span></text:span><text:span text:style-name="Ninguno"><text:span text:style-name="T20">sandwich</text:span></text:span><text:span text:style-name="Ninguno"><text:span text:style-name="T26"> Erasmus Mundus para estudiar sistemas estocásticos en la Universidad de Bologna. Postdoctorado </text:span></text:span><text:span text:style-name="Ninguno"><text:span text:style-name="T27">también en el querido Observatorio,</text:span></text:span><text:span text:style-name="Ninguno"><text:span text:style-name="T26"> financiado por CONICET. En el año 2015 comencé a trabajar en corrientes estelares durante una estadía en </text:span></text:span><text:span text:style-name="Ninguno"><text:span text:style-name="T27">el Instituto Kapteyn (</text:span></text:span><text:span text:style-name="Ninguno"><text:span text:style-name="T26">Groningen</text:span></text:span><text:span text:style-name="Ninguno"><text:span text:style-name="T27">)</text:span></text:span><text:span text:style-name="Ninguno"><text:span text:style-name="T26">. Agradezco profundamente a la educación pública, gratuita y de calidad </text:span></text:span><text:span text:style-name="Ninguno"><text:span text:style-name="T28">brindada por el Estado Argentino.</text:span></text:span></text:p>
          <text:p text:style-name="P11"><text:span text:style-name="Ninguno"><text:span text:style-name="T19"/></text:span></text:p>
        </text:list-item>
      </text:list>
      <text:p text:style-name="P16"/>
      <text:p text:style-name="P16"/>
      <text:p text:style-name="P8"><text:span text:style-name="Ninguno"><text:span text:style-name="T17"><text: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Book Antiqua" svg:font-family="'Book Antiqu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AR" style:letter-kerning="false" style:font-name-asian="Arial Unicode MS"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es" fo:country="AR" style:letter-kerning="false" style:font-name-asian="Arial Unicode MS" style:font-size-asian="10pt" style:language-asian="zh" style:country-asian="CN"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padding="0in" fo:border="none" style:shadow="none" style:writing-mode="lr-tb"/>
      <style:text-properties fo:font-size="12pt" style:font-name-asian="Times New Roman1" style:font-family-asian="'Times New Roman'" style:font-family-generic-asian="system" style:font-pitch-asian="variable" style:font-size-asian="12pt" style:font-size-complex="12pt" loext:padding="0in" loext:border="none" loext: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_20_y_20_pie" style:display-name="Encabezado y pie" style:family="paragraph" style:default-outline-level="">
      <style:paragraph-properties fo:margin-top="0in" fo:margin-bottom="0in" style:contextual-spacing="false" fo:text-align="start" style:justify-single-word="false" fo:orphans="2" fo:widows="2" fo:padding="0in" fo:border="none" style:shadow="none" style:writing-mode="lr-tb">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orphans="0" fo:widows="0" fo:hyphenation-ladder-count="no-limit" fo:text-indent="0in" style:auto-text-indent="false" fo:padding="0in" fo:border="none" style:shadow="none"/>
      <style:text-properties fo:color="#000000" loext:opacity="100%" style:text-underline-style="none" style:letter-kerning="true" style:font-name-asian="Arial Unicode MS" style:font-family-asian="'Arial Unicode MS'" style:font-family-generic-asian="system" style:font-pitch-asian="variable" style:font-name-complex="Arial Unicode MS" style:font-family-complex="'Arial Unicode MS'" style:font-family-generic-complex="system" style:font-pitch-complex="variable" loext:padding="0in" loext:border="none" loext:shadow="non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inguno" style:family="text"/>
    <style:style style:name="ListLabel_20_1" style:display-name="ListLabel 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1" style:display-name="Estilo importado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2" style:display-name="Estilo importado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3"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24"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26"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27"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33"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36"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ncabezado_20_y_20_pie">
      <style:text-properties fo:language="es" fo:country="AR"/>
    </style:style>
    <style:style style:name="MP2" style:family="paragraph">
      <loext:graphic-properties draw:fill="solid" draw:fill-color="#ffffff"/>
      <style:paragraph-properties fo:text-align="start"/>
      <style:text-properties fo:font-size="18pt"/>
    </style:style>
    <style:style style:name="Mgr1" style:family="graphic">
      <style:graphic-properties draw:stroke="none" svg:stroke-width="0.0138in" draw:stroke-linejoin="miter" svg:stroke-linecap="butt" draw:fill="solid" draw:fill-color="#ffffff" draw:textarea-vertical-align="top" draw:auto-grow-height="false" fo:min-height="11.5965in" fo:min-width="8.067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draw:custom-shape text:anchor-type="paragraph" draw:z-index="0" draw:name="officeArt object" draw:style-name="Mgr1" draw:text-style-name="MP2" svg:width="8.2642in" svg:height="11.6949in" svg:x="0in" svg:y="0in"><svg:desc>Rectángulo</svg:desc><text:p/><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cional Trabajando</meta:initial-creator>
    <meta:editing-cycles>9</meta:editing-cycles>
    <meta:creation-date>2022-11-10T17:18:00</meta:creation-date>
    <dc:date>2023-12-12T17:37:13.181181305</dc:date>
    <meta:editing-duration>PT32M15S</meta:editing-duration>
    <meta:generator>LibreOffice/7.0.4.2$Linux_X86_64 LibreOffice_project/00$Build-2</meta:generator>
    <meta:document-statistic meta:table-count="0" meta:image-count="0" meta:object-count="0" meta:page-count="1" meta:paragraph-count="17" meta:word-count="367" meta:character-count="2461" meta:non-whitespace-character-count="2106"/>
    <meta:user-defined meta:name="AppVersion">16.0000</meta:user-defined>
    <meta:template xlink:type="simple" xlink:actuate="onRequest" xlink:title="Normal" xlink:href=""/>
  </office:meta>
</office:document-meta>
</file>